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/>
      <text:p text:style-name="Normal">Discussion July 31,2019</text:p>
      <text:p text:style-name="Normal">Attendance: Wellington, Teddy, Enrique <text:s/>and Balthazar</text:p>
      <text:p text:style-name="Normal">This meeting was a continuation of last Saturday’s<text:s/>July<text:s/>27<text:span text:style-name="T2">th</text:span><text:s/>discussion.</text:p>
      <text:p text:style-name="Normal">Recap: Last Saturday, Wellington, having spoken with Enrique and Balthazar, feel that it was a proper time for an intervention: The team, in considering the fish food<text:s/><text:s/>project, was<text:s/>deviating<text:s/>from Inik<text:s/>initial<text:s/>purpose and members were not comfortable moving forward.</text:p>
      <text:p text:style-name="Normal">Discussion since then: Since I (Teddy) was the one who proposed the fish food project , which<text:s/>initially<text:s/>every member agreed as a proposal that should be followed , I decided to reach out to first Enrique and then Balthazar</text:p>
      <text:p text:style-name="Normal">Objection: A process was agreed upon where member would nominate business ideas in the last few days of July <text:s/>and then present them in more detail in sometime in August. Key objective of the presentation is to sell the idea to the other members – where items like ROI, members involment/participation, initial cost , marketing , and so on would be discussed. Afterwards, members would provide inputs<text:s/>: should the proposal be consider or does it need to be develop further before moving forward.</text:p>
      <text:p text:style-name="Normal">In my discussion with both Enrique and Balthazar, I made the point that we did not follow this procedure. That a conclusion was made before the presentation was done .<text:s/></text:p>
      <text:p text:style-name="Normal">Resolution: In future we will respect the process we’ve define – no one should expect once they made a proposal it will be<text:s/>accepted, but every one should expect the courtesy that once they put a project up for consideration every will listen and ask question before reaching a conclusion.</text:p>
      <text:p text:style-name="Normal">Having agree to move forward , two(2) other issues were discussed.</text:p>
      <text:list text:style-name="LFO1" text:continue-numbering="true">
        <text:list-item>
          <text:p text:style-name="P3">How to use the money we have in savings while awaiting investment opportunities:</text:p>
          <text:list text:continue-numbering="true">
            <text:list-item>
              <text:p text:style-name="P4">Consider investing in project with quick turnaround – such as investing in any of the <text:s/>Johnson<text:s/>and Rhode ventures.</text:p>
              <text:list text:continue-numbering="true">
                <text:list-item>
                  <text:p text:style-name="P5">We will let them know we are interested to learn about<text:s/>opportunity<text:s/>to do</text:p>
                </text:list-item>
                <text:list-item>
                  <text:p text:style-name="P6">We will then vote on whether it make sense to do so</text:p>
                </text:list-item>
              </text:list>
            </text:list-item>
          </text:list>
        </text:list-item>
        <text:list-item>
          <text:p text:style-name="P7">Next contribution to investment funds</text:p>
          <text:list text:continue-numbering="true">
            <text:list-item>
              <text:p text:style-name="P8">2 of the members did not feel they would be ready to make the next contributions in October. Instead, they requested that we consider November/December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DA Associate</meta:initial-creator>
    <dc:creator>TDA Associate</dc:creator>
    <meta:creation-date>2019-07-30T12:22:00Z</meta:creation-date>
    <dc:date>2019-08-01T15:41:00Z</dc:date>
    <meta:template xlink:href="Normal" xlink:type="simple"/>
    <meta:editing-cycles>1</meta:editing-cycles>
    <meta:editing-duration>PT98760S</meta:editing-duration>
    <meta:document-statistic meta:page-count="1" meta:paragraph-count="4" meta:word-count="324" meta:character-count="2170" meta:row-count="15" meta:non-whitespace-character-count="1850"/>
  </office:meta>
</office:document-meta>
</file>